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paragraph-rsid="000a8fd5"/>
    </style:style>
    <style:style style:name="P2" style:family="paragraph" style:parent-style-name="Standard">
      <style:paragraph-properties fo:text-align="center" style:justify-single-word="false"/>
      <style:text-properties fo:font-size="20pt" officeooo:rsid="000a8fd5" officeooo:paragraph-rsid="000a8fd5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a8fd5" officeooo:paragraph-rsid="000a8fd5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a8fd5" officeooo:paragraph-rsid="000a8fd5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a8fd5" officeooo:paragraph-rsid="000b10b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a8fd5" officeooo:paragraph-rsid="000dca6e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rsid="000a8fd5" officeooo:paragraph-rsid="000faf9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rsid="000a8fd5" officeooo:paragraph-rsid="0011d9d8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officeooo:rsid="000a8fd5" officeooo:paragraph-rsid="000a8fd5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0a8fd5" officeooo:paragraph-rsid="000a8fd5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0a8fd5" officeooo:paragraph-rsid="000b10b0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style:text-underline-style="none" officeooo:rsid="000a8fd5" officeooo:paragraph-rsid="000c2ce3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style:text-underline-style="none" officeooo:rsid="000a8fd5" officeooo:paragraph-rsid="000dca6e" style:font-size-asian="10.5pt" style:font-size-complex="12pt"/>
    </style:style>
    <style:style style:name="P14" style:family="paragraph" style:parent-style-name="Standard">
      <style:paragraph-properties fo:text-align="center" style:justify-single-word="false" fo:break-before="page"/>
      <style:text-properties fo:font-size="14pt" fo:font-style="normal" style:text-underline-style="solid" style:text-underline-width="auto" style:text-underline-color="font-color" fo:font-weight="normal" officeooo:rsid="000a8fd5" officeooo:paragraph-rsid="000f83ee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Header">
      <style:text-properties officeooo:rsid="000a8fd5"/>
    </style:style>
    <style:style style:name="P16" style:family="paragraph" style:parent-style-name="Footer">
      <style:text-properties officeooo:rsid="000a8fd5" officeooo:paragraph-rsid="000a8fd5"/>
    </style:style>
    <style:style style:name="T1" style:family="text">
      <style:text-properties officeooo:rsid="000a8fd5"/>
    </style:style>
    <style:style style:name="T2" style:family="text">
      <style:text-properties officeooo:rsid="000b10b0"/>
    </style:style>
    <style:style style:name="T3" style:family="text">
      <style:text-properties officeooo:rsid="000c2ce3"/>
    </style:style>
    <style:style style:name="T4" style:family="text">
      <style:text-properties officeooo:rsid="000dca6e"/>
    </style:style>
    <style:style style:name="T5" style:family="text">
      <style:text-properties officeooo:rsid="000f83ee"/>
    </style:style>
    <style:style style:name="T6" style:family="text">
      <style:text-properties officeooo:rsid="000faf94"/>
    </style:style>
    <style:style style:name="T7" style:family="text">
      <style:text-properties officeooo:rsid="001133de"/>
    </style:style>
    <style:style style:name="T8" style:family="text">
      <style:text-properties officeooo:rsid="0011d9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tion Technique</text:p>
      <text:p text:style-name="P2"/>
      <text:p text:style-name="P4">1) Menu</text:p>
      <text:p text:style-name="P4"/>
      <text:p text:style-name="P9">Le menu est <text:span text:style-name="T2">intégré au fichier « index.css »</text:span>, au même niveau que l'index du site. <text:span text:style-name="T2">Le code html du menu est dans toute les pages de notre site. Pour accéder aux pages proposées par le menu, il suffit de clic sur «  accueil » pour retourner à l'accueil, faire glisser sa souris sur « Produits » permet d'afficher les pages sur lesquelles sont présentées les produits souhaités, et « plus » donne accès aux pages : « forum »,  « liens », « nous contacter » , « team ».</text:span></text:p>
      <text:p text:style-name="P9"><text:span text:style-name="T2"/></text:p>
      <text:p text:style-name="P5"><text:span text:style-name="T2">2) Les produits</text:span></text:p>
      <text:p text:style-name="P10"/>
      <text:p text:style-name="P11"><text:span text:style-name="T2">Les sous-menus affichés lorsque l'on glisse la souris sur «  Produits » permettent d'afficher une présentation globale des biens présentés sur le site. </text:span><text:span text:style-name="T4">Chacune</text:span><text:span text:style-name="T2"> de ses pages sont dans le même fichier que « index.html ». Sur chaque élément de la page, un bien est présenté. Le bouton « Voir le détail », est un lien faisant accéder à la page du bien en question.</text:span></text:p>
      <text:p text:style-name="P11"><text:span text:style-name="T2"/></text:p>
      <text:p text:style-name="P5"><text:span text:style-name="T2">3)Les biens</text:span></text:p>
      <text:p text:style-name="P5"><text:span text:style-name="T2"/></text:p>
      <text:p text:style-name="P12"><text:span text:style-name="T3">Toutes les pages des biens sont dans un dossier correspondant à leur catégorie. C'est à dire : </text:span></text:p>
      <text:p text:style-name="P12"><text:span text:style-name="T3">-les maisons, dans le dossier « Maisons »</text:span></text:p>
      <text:p text:style-name="P12"><text:span text:style-name="T3">-les Locaux commerciaux, dans le dossier « Locaux »</text:span></text:p>
      <text:p text:style-name="P12"><text:span text:style-name="T3">-les immeubles, dans le dossier « Immeubles »</text:span></text:p>
      <text:p text:style-name="P12"><text:span text:style-name="T3">-les terrains nus, dans le dossier « TerrainsNus »</text:span></text:p>
      <text:p text:style-name="P12"><text:span text:style-name="T3">-les appartements, dans le dossier « appartements »</text:span></text:p>
      <text:p text:style-name="P12"><text:span text:style-name="T3"/></text:p>
      <text:p text:style-name="P12"><text:span text:style-name="T3">Les fichiers correspondants aux bien sont nommés avec la convention : </text:span></text:p>
      <text:p text:style-name="P12"><text:span text:style-name="T3">« typedeproduitX »</text:span></text:p>
      <text:p text:style-name="P12"><text:span text:style-name="T3"/></text:p>
      <text:p text:style-name="P12"><text:span text:style-name="T3">typedeproduit correspondant au type de produit (maison, appartement...) </text:span></text:p>
      <text:p text:style-name="P12"><text:span text:style-name="T3">Et X correspondant à son numéro de création et à son ordre de présentation dans la page du produit.</text:span></text:p>
      <text:p text:style-name="P12"><text:span text:style-name="T3">C'est à dire que la première maison présentée dans le sous-menu des Maisons, correspond au fichier « maison1.html »</text:span></text:p>
      <text:p text:style-name="P12"><text:span text:style-name="T3"/></text:p>
      <text:p text:style-name="P12"><text:span text:style-name="T3"/></text:p>
      <text:p text:style-name="P6"><text:span text:style-name="T4">4) Les images</text:span></text:p>
      <text:p text:style-name="P13"><text:span text:style-name="T4"/></text:p>
      <text:p text:style-name="P13"><text:span text:style-name="T4">Les images affichées sur le site sont stockées dans le dossier « pictures »</text:span></text:p>
      <text:p text:style-name="P13"><text:span text:style-name="T4"/></text:p>
      <text:p text:style-name="P13"><text:span text:style-name="T4"/></text:p>
      <text:p text:style-name="P14"><text:span text:style-name="T5">5) </text:span><text:span text:style-name="T6">Le css/ </text:span><text:span text:style-name="T7">Charte graphique </text:span></text:p>
      <text:p text:style-name="P7"><text:span text:style-name="T6">Le fichier css comporte le menu, il comporte </text:span><text:span text:style-name="T7">l'interface du slider, ainsi que la mise en forme globale du site.</text:span></text:p>
      <text:p text:style-name="P7"><text:span text:style-name="T7"/></text:p>
      <text:p text:style-name="P8"><text:span text:style-name="T8">La police du menu, est « Arial » tandis que tous les éléments de la page sont en police de base du navigateur. La couleur du fond de page est : « CornflowerBlue ».</text:span></text:p>
      <text:p text:style-name="P8"><text:span text:style-name="T8">Chaques élements sur les pages sont entourés d'une bordure sont en blanc, avec une opacité de 0,3, ce qui a pour effet d'afficher un bleu un peu plus clair que le reste de la page. </text:span></text:p>
      <text:p text:style-name="P8"><text:span text:style-name="T8"/></text:p>
      <text:p text:style-name="P8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8fd5"/>
    </style:style>
    <style:style style:name="MP2" style:family="paragraph" style:parent-style-name="Footer">
      <style:text-properties officeooo:paragraph-rsid="000a8fd5"/>
    </style:style>
    <style:style style:name="MP3" style:family="paragraph" style:parent-style-name="Footer">
      <style:text-properties officeooo:rsid="000a8fd5" officeooo:paragraph-rsid="000a8fd5"/>
    </style:style>
    <style:style style:name="MT1" style:family="text">
      <style:text-properties officeooo:rsid="000a8fd5"/>
    </style:style>
    <style:style style:name="MT2" style:family="text">
      <style:text-properties officeooo:rsid="000f83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span text:style-name="MT1">PPE2- Mission 2 <text:s text:c="3"/><text:tab/>BTS SIO 1ere Année</text:span></text:p>
        <text:p text:style-name="MP1">________________________________________________________________________________</text:p>
      </style:header>
      <style:footer>
        <text:p text:style-name="MP2"><text:span text:style-name="MT1">Aydogdu Bekir<text:tab/></text:span><text:span text:style-name="MT2">Documentation Technique</text:span><text:span text:style-name="MT1"><text:tab/></text:span><text:span text:style-name="MT1"><text:page-number text:select-page="current">2</text:page-number></text:span><text:span text:style-name="MT1">/</text:span><text:span text:style-name="MT1"><text:page-count>2</text:page-count></text:span></text:p>
        <text:p text:style-name="MP3">Bearez Antoine<text:tab/><text:span text:style-name="MT2">Agence Immobilière</text:span></text:p>
        <text:p text:style-name="MP3">Lecompte Quenti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3:42:01.37</meta:creation-date>
    <dc:date>2018-02-12T15:02:19.24</dc:date>
    <meta:editing-duration>PT52M30S</meta:editing-duration>
    <meta:editing-cycles>9</meta:editing-cycles>
    <meta:generator>LibreOffice/4.0.3.3$Windows_x86 LibreOffice_project/0eaa50a932c8f2199a615e1eb30f7ac74279539</meta:generator>
    <meta:document-statistic meta:table-count="0" meta:image-count="0" meta:object-count="0" meta:page-count="2" meta:paragraph-count="28" meta:word-count="414" meta:character-count="2368" meta:non-whitespace-character-count="1969"/>
  </office:meta>
</office:document-meta>
</file>